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42cm" draw:marker-end-width="0.42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draw:marker-start-width="0.381cm" draw:marker-end="Arrow_20_concave" draw:marker-end-width="0.254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fo:font-size="8pt"/>
    </style:style>
    <style:style style:name="T4" style:family="text">
      <style:text-properties fo:font-size="8pt" fo:font-style="italic"/>
    </style:style>
    <style:style style:name="T5" style:family="text">
      <style:text-properties style:text-position="-33% 58%" fo:font-size="8pt"/>
    </style:style>
    <style:style style:name="T6" style:family="text">
      <style:text-properties style:text-position="0% 100%" fo:font-size="8pt"/>
    </style:style>
    <style:style style:name="T7" style:family="text">
      <style:text-properties style:text-position="0% 100%" fo:font-size="8pt" fo:font-style="italic"/>
    </style:style>
    <style:style style:name="T8" style:family="text">
      <style:text-properties style:text-position="0% 100%" fo:font-size="8pt" fo:font-style="normal"/>
    </style:style>
    <style:style style:name="T9" style:family="text">
      <style:text-properties style:text-position="-33% 58%" fo:font-size="8pt" fo:font-style="italic"/>
    </style:style>
    <style:style style:name="T10" style:family="text">
      <style:text-properties fo:font-size="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783cm" svg:y1="5.997cm" svg:x2="0.783cm" svg:y2="2.187cm">
          <text:p text:style-name="P2"/>
        </draw:line>
        <draw:frame draw:style-name="gr2" draw:text-style-name="P3" draw:layer="layout" svg:width="1.819cm" svg:height="0.725cm" draw:transform="rotate (1.56608393781422) translate (0.028cm 4.877cm)">
          <draw:text-box>
            <text:p text:style-name="P2"><text:span text:style-name="T1">Energy</text:span></text:p>
          </draw:text-box>
        </draw:frame>
        <draw:line draw:style-name="gr3" draw:text-style-name="P1" draw:layer="layout" svg:x1="1.631cm" svg:y1="6.214cm" svg:x2="2.901cm" svg:y2="6.214cm">
          <text:p text:style-name="P2"/>
        </draw:line>
        <draw:line draw:style-name="gr3" draw:text-style-name="P1" draw:layer="layout" svg:x1="1.631cm" svg:y1="2.278cm" svg:x2="2.901cm" svg:y2="2.278cm">
          <text:p text:style-name="P2"/>
        </draw:line>
        <draw:line draw:style-name="gr3" draw:text-style-name="P1" draw:layer="layout" svg:x1="8.131cm" svg:y1="2.278cm" svg:x2="9.401cm" svg:y2="2.278cm">
          <text:p text:style-name="P2"/>
        </draw:line>
        <draw:line draw:style-name="gr3" draw:text-style-name="P1" draw:layer="layout" svg:x1="8.131cm" svg:y1="1.681cm" svg:x2="9.401cm" svg:y2="1.681cm">
          <text:p text:style-name="P2"/>
        </draw:line>
        <draw:line draw:style-name="gr3" draw:text-style-name="P1" draw:layer="layout" svg:x1="8.131cm" svg:y1="2.92cm" svg:x2="9.401cm" svg:y2="2.92cm">
          <text:p text:style-name="P2"/>
        </draw:line>
        <draw:line draw:style-name="gr3" draw:text-style-name="P1" draw:layer="layout" svg:x1="8.131cm" svg:y1="6.214cm" svg:x2="9.401cm" svg:y2="6.214cm">
          <text:p text:style-name="P2"/>
        </draw:line>
        <draw:line draw:style-name="gr4" draw:text-style-name="P1" draw:layer="layout" svg:x1="2.901cm" svg:y1="2.287cm" svg:x2="8.131cm" svg:y2="1.681cm">
          <text:p text:style-name="P2"/>
        </draw:line>
        <draw:line draw:style-name="gr4" draw:text-style-name="P1" draw:layer="layout" svg:x1="2.901cm" svg:y1="2.287cm" svg:x2="8.155cm" svg:y2="2.27cm">
          <text:p text:style-name="P2"/>
        </draw:line>
        <draw:line draw:style-name="gr4" draw:text-style-name="P1" draw:layer="layout" svg:x1="2.901cm" svg:y1="2.287cm" svg:x2="8.155cm" svg:y2="2.905cm">
          <text:p text:style-name="P2"/>
        </draw:line>
        <draw:line draw:style-name="gr4" draw:text-style-name="P1" draw:layer="layout" svg:x1="2.971cm" svg:y1="6.214cm" svg:x2="8.051cm" svg:y2="6.214cm">
          <text:p text:style-name="P2"/>
        </draw:line>
        <draw:frame draw:style-name="gr2" draw:text-style-name="P3" draw:layer="layout" svg:width="2.839cm" svg:height="1.199cm" svg:x="0.893cm" svg:y="0.259cm">
          <draw:text-box>
            <text:p text:style-name="P2"><text:span text:style-name="T1">No magnetic</text:span></text:p>
            <text:p text:style-name="P2"><text:span text:style-name="T1">field (</text:span><text:span text:style-name="T2">B</text:span><text:span text:style-name="T1"> = 0)</text:span></text:p>
          </draw:text-box>
        </draw:frame>
        <draw:frame draw:style-name="gr2" draw:text-style-name="P3" draw:layer="layout" svg:width="3.194cm" svg:height="1.199cm" svg:x="7.594cm" svg:y="0.259cm">
          <draw:text-box>
            <text:p text:style-name="P2"><text:span text:style-name="T1">Magnetic field </text:span></text:p>
            <text:p text:style-name="P2"><text:span text:style-name="T1">on (</text:span><text:span text:style-name="T2">B</text:span><text:span text:style-name="T1"> &gt; 0)</text:span></text:p>
          </draw:text-box>
        </draw:frame>
        <draw:frame draw:style-name="gr2" draw:text-style-name="P4" draw:layer="layout" svg:width="0.803cm" svg:height="0.569cm" svg:x="0.975cm" svg:y="5.88cm">
          <draw:text-box>
            <text:p text:style-name="P2"><text:span text:style-name="T3">1</text:span><text:span text:style-name="T4">s</text:span></text:p>
          </draw:text-box>
        </draw:frame>
        <draw:frame draw:style-name="gr2" draw:text-style-name="P4" draw:layer="layout" svg:width="0.82cm" svg:height="0.569cm" svg:x="0.98cm" svg:y="2cm">
          <draw:text-box>
            <text:p text:style-name="P2"><text:span text:style-name="T3">2</text:span><text:span text:style-name="T4">p</text:span></text:p>
          </draw:text-box>
        </draw:frame>
        <draw:frame draw:style-name="gr2" draw:text-style-name="P4" draw:layer="layout" svg:width="0.803cm" svg:height="0.569cm" svg:x="9.267cm" svg:y="5.888cm">
          <draw:text-box>
            <text:p text:style-name="P2"><text:span text:style-name="T3">1s</text:span></text:p>
          </draw:text-box>
        </draw:frame>
        <draw:frame draw:style-name="gr2" draw:text-style-name="P4" draw:layer="layout" svg:width="2.052cm" svg:height="0.636cm" svg:x="9.268cm" svg:y="2.589cm">
          <draw:text-box>
            <text:p text:style-name="P2"><text:span text:style-name="T3">2</text:span><text:span text:style-name="T4">p</text:span><text:span text:style-name="T5">-1</text:span><text:span text:style-name="T6"> (</text:span><text:span text:style-name="T7">m</text:span><text:span text:style-name="T6"> = -1)</text:span></text:p>
          </draw:text-box>
        </draw:frame>
        <draw:frame draw:style-name="gr2" draw:text-style-name="P4" draw:layer="layout" svg:width="2.064cm" svg:height="0.636cm" svg:x="9.269cm" svg:y="1.99cm">
          <draw:text-box>
            <text:p text:style-name="P2"><text:span text:style-name="T3">2</text:span><text:span text:style-name="T4">p</text:span><text:span text:style-name="T5">0</text:span><text:span text:style-name="T7"> <text:s/></text:span><text:span text:style-name="T8">(</text:span><text:span text:style-name="T7">m</text:span><text:span text:style-name="T8"> = <text:s/>0)</text:span></text:p>
          </draw:text-box>
        </draw:frame>
        <draw:frame draw:style-name="gr2" draw:text-style-name="P4" draw:layer="layout" svg:width="2.166cm" svg:height="0.636cm" svg:x="9.269cm" svg:y="1.39cm">
          <draw:text-box>
            <text:p text:style-name="P2"><text:span text:style-name="T3">2</text:span><text:span text:style-name="T4">p</text:span><text:span text:style-name="T5">+1</text:span><text:span text:style-name="T6"> (</text:span><text:span text:style-name="T7">m</text:span><text:span text:style-name="T6"> = +1)</text:span></text:p>
          </draw:text-box>
        </draw:frame>
        <draw:line draw:style-name="gr5" draw:text-style-name="P1" draw:layer="layout" svg:x1="2.292cm" svg:y1="2.309cm" svg:x2="2.292cm" svg:y2="6.119cm">
          <text:p text:style-name="P2"/>
        </draw:line>
        <draw:frame draw:style-name="gr2" draw:text-style-name="P4" draw:layer="layout" svg:width="3.207cm" svg:height="0.887cm" svg:x="1.06cm" svg:y="6.44cm">
          <draw:text-box>
            <text:p text:style-name="P2"><text:span text:style-name="T3">2</text:span><text:span text:style-name="T4">p</text:span><text:span text:style-name="T3"> to 1</text:span><text:span text:style-name="T4">s</text:span><text:span text:style-name="T3"> fluorescence</text:span></text:p>
            <text:p text:style-name="P2"><text:span text:style-name="T3">(one line)</text:span></text:p>
          </draw:text-box>
        </draw:frame>
        <draw:frame draw:style-name="gr2" draw:text-style-name="P4" draw:layer="layout" svg:width="4.369cm" svg:height="0.954cm" svg:x="7.061cm" svg:y="6.341cm">
          <draw:text-box>
            <text:p text:style-name="P2"><text:span text:style-name="T3">2</text:span><text:span text:style-name="T4">p</text:span><text:span text:style-name="T9">+1</text:span><text:span text:style-name="T3"> to 1</text:span><text:span text:style-name="T10">s</text:span><text:span text:style-name="T3">, 2</text:span><text:span text:style-name="T4">p</text:span><text:span text:style-name="T5">0</text:span><text:span text:style-name="T3"> <text:s/>to 1</text:span><text:span text:style-name="T4">s, </text:span><text:span text:style-name="T3">2</text:span><text:span text:style-name="T4">p</text:span><text:span text:style-name="T5">-1</text:span><text:span text:style-name="T3"> to 1</text:span><text:span text:style-name="T4">s</text:span></text:p>
            <text:p text:style-name="P2"><text:span text:style-name="T3">fluorescence (3 lines)</text:span></text:p>
          </draw:text-box>
        </draw:frame>
        <draw:line draw:style-name="gr5" draw:text-style-name="P1" draw:layer="layout" svg:x1="8.766cm" svg:y1="2.309cm" svg:x2="8.766cm" svg:y2="6.119cm">
          <text:p text:style-name="P2"/>
        </draw:line>
        <draw:line draw:style-name="gr5" draw:text-style-name="P1" draw:layer="layout" svg:x1="8.279cm" svg:y1="1.681cm" svg:x2="8.292cm" svg:y2="6.119cm">
          <text:p text:style-name="P2"/>
        </draw:line>
        <draw:line draw:style-name="gr5" draw:text-style-name="P1" draw:layer="layout" svg:x1="9.227cm" svg:y1="2.92cm" svg:x2="9.227cm" svg:y2="6.11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ussi Eloranta</meta:initial-creator>
    <meta:creation-date>2007-06-09T20:23:06</meta:creation-date>
    <dc:creator>Jussi Eloranta</dc:creator>
    <dc:date>2007-06-09T20:57:55</dc:date>
    <dc:language>en-US</dc:language>
    <meta:editing-cycles>25</meta:editing-cycles>
    <meta:editing-duration>PT34M4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